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02550123095936638"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note read me first tex</text:p>
                  <text:list>
                    <text:list-item>
                      <text:p text:style-name="P1">comment créer un nouveau fichier et le préremplire ?</text:p>
                      <text:list>
                        <text:list-item>
                          <text:p text:style-name="P1">modèles &gt; latex template</text:p>
                        </text:list-item>
                      </text:list>
                    </text:list-item>
                    <text:list-item>
                      <text:p text:style-name="P1">comment le sauver, créer et visualiser ?</text:p>
                      <text:list>
                        <text:list-item>
                          <text:p text:style-name="P1">bouton "composition"</text:p>
                        </text:list-item>
                        <text:list-item>
                          <text:p text:style-name="P1">créer nouveau dossier directement dans boite de dialogue si nécessaire</text:p>
                        </text:list-item>
                        <text:list-item>
                          <text:p text:style-name="P1">choisir nom sans extension</text:p>
                        </text:list-item>
                        <text:list-item>
                          <text:p text:style-name="P1">sauver et lancer</text:p>
                        </text:list-item>
                      </text:list>
                    </text:list-item>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20T16:54:38</dc:date>
    <dc:creator>yjfjyf jjku</dc:creator>
    <meta:editing-duration>PT2H22M21S</meta:editing-duration>
    <meta:editing-cycles>49</meta:editing-cycles>
    <meta:generator>OpenOffice/4.0.0$Unix OpenOffice.org_project/400m3$Build-9702</meta:generator>
    <meta:document-statistic meta:table-count="0" meta:image-count="0" meta:object-count="0" meta:page-count="2" meta:paragraph-count="65" meta:word-count="607" meta:character-count="3374"/>
  </office:meta>
</office:document-meta>
</file>